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13.5819444444444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est CaseNo</text:p>
          </table:table-cell>
          <table:table-cell office:value-type="string" table:style-name="ce1">
            <text:p>Details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01</text:p>
          </table:table-cell>
          <table:table-cell office:value-type="string" table:style-name="ce3">
            <text:p>Validate the tool-tip” abhibus.com - India's Fastest Online bus ticket booking site”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16</text:p>
          </table:table-cell>
          <table:table-cell office:value-type="string" table:style-name="ce1">
            <text:p>Validate the OnwardJourney Sou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17</text:p>
          </table:table-cell>
          <table:table-cell office:value-type="string" table:style-name="ce1">
            <text:p>Validate the OnwardJourney BoardingPoint Add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18</text:p>
          </table:table-cell>
          <table:table-cell office:value-type="string" table:style-name="ce1">
            <text:p>Validate the ReturnJourney Sou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19</text:p>
          </table:table-cell>
          <table:table-cell office:value-type="string" table:style-name="ce1">
            <text:p>Validate the ReturnJourney BoardingPoint Add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No100020</text:p>
          </table:table-cell>
          <table:table-cell office:value-type="string" table:style-name="ce2">
            <text:p>Validate the Net Payable Amount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Shyam Emmadi</meta:initial-creator>
    <dc:creator>Shyam Emmadi</dc:creator>
    <meta:creation-date>2019-02-11T06:48:57Z</meta:creation-date>
    <dc:date>2019-02-11T07:33:36Z</dc:date>
  </office:meta>
</office:document-meta>
</file>